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dale Sans UI" svg:font-family="'Andale Sans UI'" style:font-adornments="Regular" style:font-family-generic="swiss" style:font-pitch="variable"/>
    <style:font-face style:name="Andale Sans UI1" svg:font-family="'Andale Sans UI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Long_20_Dot" svg:stroke-width="0cm" svg:stroke-color="#696969" draw:marker-start="" draw:marker-start-width="0.3cm" draw:marker-start-center="false" draw:marker-end="" draw:marker-end-width="0.3cm" draw:marker-end-center="false" draw:fill="solid" draw:fill-color="#66cdaa" draw:opacity="100%" draw:fill-image-width="0cm" draw:fill-image-height="0cm" draw:textarea-horizontal-align="justify" draw:textarea-vertical-align="middle" draw:auto-grow-height="false" fo:min-height="8.75cm" fo:min-width="8.5cm" draw:shadow="hidden" draw:shadow-offset-x="0.3cm" draw:shadow-offset-y="0.3cm" draw:shadow-color="#808080" draw:shadow-opacity="100%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66cdaa" draw:opacity="100%" draw:fill-image-width="0cm" draw:fill-image-height="0cm"/>
      <style:paragraph-properties fo:text-align="center">
        <style:tab-stops/>
      </style:paragraph-properties>
      <style:text-properties style:font-name="Liberation Serif" fo:font-size="12pt" style:font-name-asian="Andale Sans UI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custom-shape draw:name="Halfcircle Shading by commands 1" draw:style-name="gr1" draw:text-style-name="P1" draw:layer="layout" svg:width="9cm" svg:height="9cm" svg:x="9.125cm" svg:y="3.25cm">
          <text:p/>
          <draw:enhanced-geometry svg:viewBox="0 0 80 80" draw:type="non-primitive" draw:enhanced-path="M 0 0 L 80 0 80 80 0 80 Z S  N M 0 0 X 80 40 0 80  N M 0 0 X 60 30 0 60 N M 0 0 X 40 20 0 40  N M 0 0 X 20 10 0 20  N" drawooo:enhanced-path="M 0 0 L 80 0 80 80 0 80 Z S J N M 0 0 X 80 40 0 80 K N M 0 0 X 60 30 0 60 N M 0 0 X 40 20 0 40 I N M 0 0 X 20 10 0 20 H N"/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dale Sans UI" svg:font-family="'Andale Sans UI'" style:font-adornments="Regular" style:font-family-generic="swiss" style:font-pitch="variable"/>
    <style:font-face style:name="Andale Sans UI1" svg:font-family="'Andale Sans UI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egina Henschel</meta:initial-creator>
    <meta:creation-date>2022-03-23T22:26:55.720000000</meta:creation-date>
    <dc:date>2022-03-23T22:28:33.898000000</dc:date>
    <dc:creator>Regina Henschel</dc:creator>
    <meta:editing-duration>PT1M39S</meta:editing-duration>
    <meta:editing-cycles>1</meta:editing-cycles>
    <meta:generator>BCommitContinue/7.4.0.0.alpha0$Windows_X86_64 LibreOffice_project/dc3f9574944f50406599d42d2b9543a72cc34b04</meta:generator>
    <meta:document-statistic meta:object-count="24"/>
  </office:meta>
</office:document-meta>
</file>